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23</text:p>
      <text:p text:style-name="P5">object_ref = BOM2309-0018</text:p>
      <text:p text:style-name="P5">object_date_creation = 01/09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testbila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bila</text:p>
            <text:p text:style-name="Table_20_Contents">testbilal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testproduct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product</text:p>
            <text:p text:style-name="Table_20_Contents">testproduct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testOF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OF</text:p>
            <text:p text:style-name="Table_20_Contents">of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1T10:40:32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